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2"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Read the ‘Home’ tab information.</text:span></text:p>
      <text:p text:style-name="P1"><text:span text:style-name="T1"><text:tab/>So we have SERDIF that stands for</text:span></text:p>
      <text:p text:style-name="P1"><text:span text:style-name="T1"><text:tab/>The left </text:span>panel has<text:span text:style-name="T1"> the </text:span>login<text:span text:style-name="T1"> information, which I have already done.</text:span></text:p>
      <text:p text:style-name="P1"><text:span text:style-name="T1"><text:tab/>Now I am in the query tab and the next tab is download all</text:span></text:p>
      <text:p text:style-name="P1"><text:span text:style-name="T1"><text:tab/>(The participant reads the home tab text)</text:span></text:p>
      <text:p text:style-name="P1"><text:span text:style-name="T1"><text:tab/>The home tab looks nice.</text:span></text:p>
      <text:p text:style-name="P1"><text:span text:style-name="T1"><text:tab/>I noticed that the methodology link takes you to the GitHub page.</text:span></text:p>
      <text:p text:style-name="P1"><text:span text:style-name="T1"><text:tab/>I will just click on Knowledge Graphs, it takes you to another web page, which is probably a technical page.</text:span></text:p>
      <text:p text:style-name="P1"><text:span text:style-name="T1"><text:tab/>The user probably does not need the details in this understanding.</text:span></text:p>
      <text:p text:style-name="P1"><text:span text:style-name="T1"><text:s text:c="4"/>1.a Was the information presented enough for you to get an overall understanding of the SERDIF framework?</text:span></text:p>
      <text:p text:style-name="P1"><text:span text:style-name="T1"><text:s text:c="4"/><text:tab/>This first question refers to the home page I'm looking at at the moment right?</text:span></text:p>
      <text:p text:style-name="P1"><text:span text:style-name="T1"><text:s text:c="4"/><text:tab/>My only comment in this one would be for the link on the knowledge graph and methodology to be like a Wikipedia page., a simple page that describes semantic data integration framework with a simple definition of a knowledge graph. I guess just a simple definition.</text:span></text:p>
      <text:p text:style-name="P1"><text:span text:style-name="T1"><text:s text:c="4"/><text:tab/>But yeah it is really nice </text:span>laid<text:span text:style-name="T1"> out, you can access, explore and export the data, which is quite clear. </text:span></text:p>
      <text:p text:style-name="P1"><text:span text:style-name="T1"><text:s text:c="4"/><text:tab/>The visual is also quite helpful. You got an event with location and time and environmental data which is linked and then you have environmental data for a patient.</text:span></text:p>
      <text:p text:style-name="P1"><text:span text:style-name="T1"><text:s text:c="4"/>1.b If not, what information would you add?</text:span></text:p>
      <text:p text:style-name="P1"><text:span text:style-name="T1">2 Login with the credentials provided in the invitation email.</text:span></text:p>
      <text:p text:style-name="P1"><text:span text:style-name="T1"><text:tab/>I have already done that.</text:span></text:p>
      <text:p text:style-name="P1"><text:span text:style-name="T1">3 Submit a query using the input options available in the ‘Query’ tab on the left panel. </text:span></text:p>
      <text:p text:style-name="P1"><text:span text:style-name="T1"><text:s text:c="4"/>3.a Please explain and justify aloud the specific choices that you make.</text:span></text:p>
      <text:p text:style-name="P1"><text:span text:style-name="T1"><text:s text:c="4"/><text:tab/>Here in the query tab we got example events for Ireland. </text:span></text:p>
      <text:p text:style-name="P1"><text:soft-page-break/><text:span text:style-name="T1"><text:s text:c="4"/><text:tab/>Then in the events option we have possible, definite, no and high probability. I guess this refers to a disease event so yeah.</text:span></text:p>
      <text:p text:style-name="P1"><text:span text:style-name="T1"><text:s text:c="4"/><text:tab/>I will go for definite but it looks like you can select more than one option so I am going to select also high probability.</text:span></text:p>
      <text:p text:style-name="P1"><text:span text:style-name="T1"><text:s text:c="4"/><text:tab/>The next option is the location which is </text:span>like a county<text:span text:style-name="T1">, so I will choose Cork. It looks again that I can choose more than one option like Cork, Dublin or Limerick.</text:span></text:p>
      <text:p text:style-name="P1"><text:span text:style-name="T1"><text:s text:c="4"/><text:tab/>I will start with those.</text:span></text:p>
      <text:p text:style-name="P1"><text:span text:style-name="T1"><text:s text:c="4"/><text:tab/>MODERATOR: </text:span>F<text:span text:style-name="T1">or this particular case, could you please choose less locations as we currently have a memory exceeding issue. A single location would be enough.</text:span></text:p>
      <text:p text:style-name="P1"><text:span text:style-name="T1"><text:s text:c="4"/><text:tab/>Oh yeah, sorry. I got excited there, okay.</text:span></text:p>
      <text:p text:style-name="P1"><text:span text:style-name="T1"><text:s text:c="4"/><text:tab/>I will go for Dublin.</text:span></text:p>
      <text:p text:style-name="P1"><text:span text:style-name="T1"><text:s text:c="4"/><text:tab/>Time window length I will go for 4 days.</text:span></text:p>
      <text:p text:style-name="P1"><text:span text:style-name="T1"><text:s text:c="4"/><text:tab/>So I am looking at events that happened in Dublin for a certain period and I want to see the lag.</text:span></text:p>
      <text:p text:style-name="P1"><text:span text:style-name="T1"><text:s text:c="4"/><text:tab/>I will go for let's say a few days.</text:span></text:p>
      <text:p text:style-name="P1"><text:span text:style-name="T1"><text:s text:c="4"/><text:tab/>So it provides you information about the temporal unit and the aggregation method, so this is for the data sets.</text:span></text:p>
      <text:p text:style-name="P1"><text:span text:style-name="T1"><text:s text:c="4"/><text:tab/>Aggregation method okay.</text:span></text:p>
      <text:p text:style-name="P1"><text:span text:style-name="T1"><text:s text:c="4"/><text:tab/>But before you get to that, it gives you an option to click if data is available.</text:span></text:p>
      <text:p text:style-name="P1"><text:span text:style-name="T1"><text:s text:c="4"/><text:tab/>Two events and 20 environmental data sets available.</text:span></text:p>
      <text:p text:style-name="P1"><text:span text:style-name="T1"><text:s text:c="4"/><text:tab/>Okay then you can go for the temporal unit you want.</text:span></text:p>
      <text:p text:style-name="P1"><text:span text:style-name="T1"><text:s text:c="4"/><text:tab/>I will go for days okay. <text:tab/></text:span></text:p>
      <text:p text:style-name="P1"><text:span text:style-name="T1"><text:s text:c="4"/>3.b Are the query input options clear to you?</text:span></text:p>
      <text:p text:style-name="P1"><text:span text:style-name="T1"><text:s text:c="4"/><text:tab/>I am provided with a case study of events in Ireland and I am interested in definite and high probable cases of events of this particular disease. I will be focusing on Dublin because this is sort of the major city, which is more likely to have a fair amount of cases.</text:span></text:p>
      <text:p text:style-name="P1"><text:span text:style-name="T1"><text:s text:c="4"/><text:tab/>Time window dates length, I chose a month because it is a rare disease so I think 30 days is more likely to help in </text:span>these<text:span text:style-name="T1"> few cases.</text:span></text:p>
      <text:p text:style-name="P1"><text:span text:style-name="T1"><text:s text:c="4"/><text:tab/>The </text:span>l<text:span text:style-name="T1">ag period I am interested </text:span>in happens<text:span text:style-name="T1"> in the weather characteristics and environmental conditions at least two weeks before the events.</text:span></text:p>
      <text:p text:style-name="P1"><text:span text:style-name="T1"><text:s text:c="4"/><text:tab/>I got the information that there are two events and 20 data sets.</text:span></text:p>
      <text:p text:style-name="P1"><text:soft-page-break/><text:span text:style-name="T1"><text:s text:c="4"/><text:tab/>Then, I was given the option to choose the temporal unit, which I'm interested in days; and then I want the mean aggregation.</text:span></text:p>
      <text:p text:style-name="P1"><text:span text:style-name="T1"><text:s text:c="4"/>3.c Would you add any extra information to get a better understanding?</text:span></text:p>
      <text:p text:style-name="P1"><text:span text:style-name="T1"><text:s text:c="4"/><text:tab/>I would give some little extra information on what is envo data so a definition for that.</text:span></text:p>
      <text:p text:style-name="P1"><text:span text:style-name="T1"><text:s text:c="4"/><text:tab/>Then the time window length, so </text:span>that it is fairly<text:span text:style-name="T1"> clear that you are interested in data for events for 30 days but does not show you what year or period the events are happening. And the time window lag seems clear. For each event that is aggregated, I am interested in the average of the last 15 days, and then of course the mean. So it is just the time window length, maybe you could even add information for these two (referring to length and lag).</text:span></text:p>
      <text:p text:style-name="P1"><text:span text:style-name="T1"><text:s text:c="4"/><text:tab/>Then, events not sure I have clicked before. Information about the events that's clear with a definition for each of the events.</text:span></text:p>
      <text:p text:style-name="P1"><text:span text:style-name="T1"><text:s text:c="4"/><text:tab/>The rest is straight forward.</text:span></text:p>
      <text:p text:style-name="P1"><text:span text:style-name="T1"><text:s text:c="4"/><text:tab/>So that is my only comment for task 3.</text:span></text:p>
      <text:p text:style-name="P1"><text:span text:style-name="T1"><text:s text:c="4"/>3.d After completing all the inputs, please click the ‘Submit’ button once</text:span></text:p>
      <text:p text:style-name="P1"><text:span text:style-name="T1"><text:s text:c="4"/><text:tab/></text:span>Okay, submit<text:span text:style-name="T1">.</text:span></text:p>
      <text:p text:style-name="P1"><text:span text:style-name="T1">4 Explore the ‘Q1’ tab generated after submitting a query.</text:span></text:p>
      <text:p text:style-name="P1"><text:span text:style-name="T1"><text:tab/>Okay I see a data set with dates, events ... (The participant reads the rest of the data table column headings)</text:span></text:p>
      <text:p text:style-name="P1"><text:span text:style-name="T1"><text:tab/>Some of the values show up as being red</text:span></text:p>
      <text:p text:style-name="P1"><text:span text:style-name="T1"><text:tab/>MODERATOR: Do you mind doing task 4 please? As this is task 5 which will be the next one.</text:span></text:p>
      <text:p text:style-name="P1"><text:span text:style-name="T1"><text:tab/>Okay sorry.</text:span></text:p>
      <text:p text:style-name="P1"><text:span text:style-name="T1"><text:tab/>(The participant goes back to completing task 3)</text:span></text:p>
      <text:p text:style-name="P1"><text:span text:style-name="T1"><text:s text:c="4"/>4.a Read the information provided in the introductory paragraph.</text:span></text:p>
      <text:p text:style-name="P1"><text:span text:style-name="T1"><text:s text:c="4"/><text:tab/>I assumed that the introductory paragraph </text:span>was this<text:span text:style-name="T1"> one.</text:span></text:p>
      <text:p text:style-name="P1"><text:span text:style-name="T1"><text:s text:c="4"/><text:tab/>(The participant reads the introductory paragraph)</text:span></text:p>
      <text:p text:style-name="P1"><text:span text:style-name="T1"><text:s text:c="4"/><text:tab/>Okay I see.</text:span></text:p>
      <text:p text:style-name="P1"><text:span text:style-name="T1"><text:s text:c="4"/><text:tab/>(The participant reads the buttons available under the introductory paragraph)</text:span></text:p>
      <text:p text:style-name="P1"><text:span text:style-name="T1"><text:s text:c="4"/>4.b Explore and discuss aloud the usefulness of the information displayed for each of the three buttons below, in order to understand the event-environmental linked data.</text:span></text:p>
      <text:p text:style-name="P1"><text:soft-page-break/><text:span text:style-name="T1"><text:s text:c="4"/><text:tab/>When you say the three buttons below what do you mean?</text:span></text:p>
      <text:p text:style-name="P1"><text:span text:style-name="T1"><text:s text:c="4"/><text:tab/>MODERATOR: The three buttons in task 4.c are the ones you need to explore. Apologies as I should have written it more clearly</text:span></text:p>
      <text:p text:style-name="P1"><text:span text:style-name="T1"><text:s text:c="4"/><text:tab/>The task oh okay, sorry no problem.</text:span></text:p>
      <text:p text:style-name="P1"><text:span text:style-name="T1"><text:s text:c="4"/><text:tab/>(The participant reads the task again)</text:span></text:p>
      <text:p text:style-name="P1"><text:span text:style-name="T1"><text:s text:c="4"/>4.c Click the following buttons:</text:span></text:p>
      <text:p text:style-name="P1"><text:span text:style-name="T1"><text:s text:c="8"/>c.i Data Provenance</text:span></text:p>
      <text:p text:style-name="P1"><text:span text:style-name="T1"><text:s text:c="8"/><text:tab/>So I have an export button, a case study type, county ... (The participant reads the rest of the data provenance table column headings)</text:span></text:p>
      <text:p text:style-name="P1"><text:span text:style-name="T1"><text:s text:c="8"/><text:tab/>So it gives me a summary of what I have selected; and then, it gives the event, which is I think a total number of events. So it says eg:event-147 and then event type the one I have selected, high probability. Then, this is the county where it happened, Dublin. The event date shows you the period 2014 December the 10th and I assume th</text:span>ese<text:span text:style-name="T1"> </text:span>are<text:span text:style-name="T1"> the </text:span>times<text:span text:style-name="T1"> in hours. </text:span></text:p>
      <text:p text:style-name="P1"><text:span text:style-name="T1"><text:s text:c="8"/><text:tab/>It also shows you where the data is coming from. It is from EEA which I think is the European Union wide data set.</text:span></text:p>
      <text:p text:style-name="P1"><text:span text:style-name="T1"><text:s text:c="8"/><text:tab/>Then the second row shows another event-347 ... (The participant reads the rest of the event information).</text:span></text:p>
      <text:p text:style-name="P1"><text:span text:style-name="T1"><text:s text:c="8"/><text:tab/>I am assuming that the data set names contain the number of when they were incorporated within the framework, which is 2021 October 12th.</text:span></text:p>
      <text:p text:style-name="P1"><text:span text:style-name="T1"><text:s text:c="8"/>c.ii Data Lineage</text:span></text:p>
      <text:p text:style-name="P1"><text:span text:style-name="T1"><text:s text:c="8"/><text:tab/>Got the same thing when I click.</text:span></text:p>
      <text:p text:style-name="P1"><text:span text:style-name="T1"><text:s text:c="8"/><text:tab/>Okay, I started with data lineage sorry for that.</text:span></text:p>
      <text:p text:style-name="P1"><text:span text:style-name="T1"><text:s text:c="8"/><text:tab/>Okay, so now I am going to data provenance.</text:span></text:p>
      <text:p text:style-name="P1"><text:span text:style-name="T1"><text:s text:c="8"/><text:tab/>Okay, I see so the data provenance provides you the information I was reading but below it gives you a summary of what has been written there. It shows the link of the data sets ... (The participant reads the information in the data lineage text) ... Okay it contains some code which I assume is hard.</text:span></text:p>
      <text:p text:style-name="P1"><text:span text:style-name="T1"><text:s text:c="8"/><text:tab/>So data lineage shows you some information about the technical links</text:span></text:p>
      <text:p text:style-name="P1"><text:span text:style-name="T1"><text:s text:c="8"/>c.iii Full Metadata Exploration</text:span></text:p>
      <text:p text:style-name="P1"><text:span text:style-name="T1"><text:s text:c="8"/><text:tab/>It shows you the same table ...</text:span></text:p>
      <text:p text:style-name="P1"><text:span text:style-name="T1"><text:s text:c="8"/><text:tab/>Okay, it describes the data sets themes ... (The participant reads the themes in the metadata report) ... It gives you a summary of what this definition means divided into different categories ... (The participant reads with interest the different sections in the metadata report).</text:span></text:p>
      <text:p text:style-name="P1"><text:span text:style-name="T1"><text:s text:c="8"/><text:tab/>MODERATOR: You don't have to read it all because it is very extensive. I would advise to focus on the tasks and then you can read the file at your own time.</text:span></text:p>
      <text:p text:style-name="P1"><text:soft-page-break/><text:span text:style-name="T1"><text:s text:c="8"/><text:tab/>Oh yeah, oh my god. <text:s text:c="7"/><text:tab/></text:span></text:p>
      <text:p text:style-name="P1"><text:span text:style-name="T1"><text:s text:c="4"/>4.d Can you say aloud how many data sets were used for each event in the Data Provenance table?</text:span></text:p>
      <text:p text:style-name="P1"><text:span text:style-name="T1"><text:s text:c="4"/><text:tab/>So in the data provenance, I will just quickly look up for the data sets that were used. There's air pollution and climate data associated </text:span>with multiple<text:span text:style-name="T1"> events.</text:span></text:p>
      <text:p text:style-name="P1"><text:span text:style-name="T1"><text:s text:c="4"/><text:tab/>(The participant reads the full metadata exploration text instead of the data provenance table)</text:span></text:p>
      <text:p text:style-name="P1"><text:span text:style-name="T1"><text:s text:c="4"/><text:tab/>I </text:span>assume<text:span text:style-name="T1"> </text:span>these<text:span text:style-name="T1"> </text:span>are the<text:span text:style-name="T1"> three data sets, one for the air pollution, one for the weather and one for the particular health events.</text:span></text:p>
      <text:p text:style-name="P1"><text:span text:style-name="T1"><text:s text:c="4"/><text:tab/>MODERATOR: You have this information in the data provenance table under the column 'data sets used'</text:span></text:p>
      <text:p text:style-name="P1"><text:span text:style-name="T1"><text:s text:c="4"/><text:tab/>Oh okay, yeah. This assumes EEA and meteorological data, one for air pollution and one for meteorological data, so two data sets.</text:span></text:p>
      <text:p text:style-name="P1"><text:span text:style-name="T1"><text:s text:c="4"/>4.e Can you identify aloud the data use comment (eg:DataUse), identification risk comment (eg:IdentificationRisk) and license (dct:license) in the Full Metadata Exploration text?</text:span></text:p>
      <text:p text:style-name="P1"><text:span text:style-name="T1"><text:s text:c="4"/><text:tab/>Would this ... okay.</text:span></text:p>
      <text:p text:style-name="P1"><text:span text:style-name="T1"><text:s text:c="4"/><text:tab/>Would the data use comment be in this text?</text:span></text:p>
      <text:p text:style-name="P1"><text:span text:style-name="T1"><text:s text:c="4"/><text:tab/>MODERATOR: Yes. If you want to read the first paragraph in this tab maybe it will help you. The introductory paragraph at the very top.</text:span></text:p>
      <text:p text:style-name="P1"><text:span text:style-name="T1"><text:s text:c="4"/><text:tab/>Oh this one.</text:span></text:p>
      <text:p text:style-name="P1"><text:span text:style-name="T1"><text:s text:c="4"/><text:tab/>(The participant reads the introductory paragraph again)</text:span></text:p>
      <text:p text:style-name="P1"><text:span text:style-name="T1"><text:s text:c="4"/><text:tab/>(The participant reads the data use comment)</text:span></text:p>
      <text:p text:style-name="P1"><text:span text:style-name="T1"><text:s text:c="4"/><text:tab/>Okay then.</text:span></text:p>
      <text:p text:style-name="P1"><text:span text:style-name="T1"><text:s text:c="4"/><text:tab/>(The participant reads the identification risk comment)</text:span></text:p>
      <text:p text:style-name="P1"><text:span text:style-name="T1"><text:s text:c="4"/><text:tab/>Okay and the last one.</text:span></text:p>
      <text:p text:style-name="P1"><text:span text:style-name="T1"><text:s text:c="4"/><text:tab/>So the license is creative commons.</text:span></text:p>
      <text:p text:style-name="P1"><text:span text:style-name="T1"><text:s text:c="4"/><text:tab/>Okay, that is clear. Sorry I took long, as I was trying to explore but I ended up going down the rabbit hole of looking at all these values.</text:span></text:p>
      <text:p text:style-name="P1"><text:span text:style-name="T1"><text:s text:c="4"/><text:tab/>I will go on to task 5. <text:s text:c="3"/><text:tab/></text:span></text:p>
      <text:p text:style-name="P1"><text:span text:style-name="T1">5 Explore the data table displayed underneath the metadata buttons. </text:span></text:p>
      <text:p text:style-name="P1"><text:soft-page-break/><text:span text:style-name="T1"><text:s text:c="4"/>5.a Can you understand all the column headings when hovering over the abbreviations?</text:span></text:p>
      <text:p text:style-name="P1"><text:span text:style-name="T1"><text:s text:c="4"/><text:tab/>Okay so this is the data.</text:span></text:p>
      <text:p text:style-name="P1"><text:span text:style-name="T1"><text:s text:c="4"/><text:tab/>(The participant read the data table column heading descriptions)</text:span></text:p>
      <text:p text:style-name="P1"><text:span text:style-name="T1"><text:s text:c="4"/><text:tab/>Okay that is clear.</text:span></text:p>
      <text:p text:style-name="P1"><text:span text:style-name="T1"><text:s text:c="4"/><text:tab/>The last pollutants do not have any data.</text:span></text:p>
      <text:p text:style-name="P1"><text:span text:style-name="T1"><text:s text:c="4"/><text:tab/>The date is clear and it is in ascending order. So from the events that I selected these are the number of events that had happened in those 30 days.</text:span></text:p>
      <text:p text:style-name="P1"><text:span text:style-name="T1"><text:s text:c="4"/><text:tab/>Event-147 is not clear what that is.</text:span></text:p>
      <text:p text:style-name="P1"><text:span text:style-name="T1"><text:s text:c="4"/><text:tab/>The pollutants are </text:span>shown<text:span text:style-name="T1"> with the unit, which is clear.</text:span></text:p>
      <text:p text:style-name="P1"><text:span text:style-name="T1"><text:s text:c="4"/><text:tab/>Oh ...</text:span></text:p>
      <text:p text:style-name="P1"><text:span text:style-name="T1"><text:s text:c="4"/><text:tab/>MODERATOR: Could you re-submit the query?</text:span></text:p>
      <text:p text:style-name="P1"><text:span text:style-name="T1"><text:s text:c="4"/><text:tab/>Sure, at least this query submission thing is quite quick once you have familiarized with the platform.</text:span></text:p>
      <text:p text:style-name="P1"><text:span text:style-name="T1"><text:s text:c="4"/><text:tab/>MODERATOR: If you could then please continue with task 5 as you were close to completing it.</text:span></text:p>
      <text:p text:style-name="P1"><text:span text:style-name="T1"><text:s text:c="4"/><text:tab/>I would maybe give a ... yeah ... I guess the advantage of this is a general event for a particular disease or condition interested in. It looks fine to me.</text:span></text:p>
      <text:p text:style-name="P1"><text:span text:style-name="T1"><text:s text:c="4"/>5.b Do you understand the meaning of the cell background colors?</text:span></text:p>
      <text:p text:style-name="P1"><text:span text:style-name="T1"><text:s text:c="4"/><text:tab/>(The participant reads the data table background paragraph)</text:span></text:p>
      <text:p text:style-name="P1"><text:span text:style-name="T1"><text:s text:c="4"/><text:tab/>So the read are towards the higher end of the distribution, let me see here.</text:span></text:p>
      <text:p text:style-name="P1"><text:span text:style-name="T1"><text:s text:c="4"/><text:tab/>So yes, I do.</text:span></text:p>
      <text:p text:style-name="P1"><text:span text:style-name="T1"><text:s text:c="4"/>5.c Can you hide columns by using the eye icon next to the column heading or by using the ‘Toggle Columns’ button?</text:span></text:p>
      <text:p text:style-name="P1"><text:span text:style-name="T1"><text:s text:c="4"/><text:tab/>(The participant forgot to complete this because of the system issue while completing this task)</text:span></text:p>
      <text:p text:style-name="P1"><text:span text:style-name="T1"><text:s text:c="4"/>5.d After coming to conclusion on the previous questions, discuss aloud whether you found the data </text:span>table useful<text:span text:style-name="T1"> to comprehend the event-environmental linked data?</text:span></text:p>
      <text:p text:style-name="P1"><text:span text:style-name="T1"><text:s text:c="4"/><text:tab/>Yes, very useful. I will go to task 6.</text:span></text:p>
      <text:p text:style-name="P1"><text:soft-page-break/><text:span text:style-name="T1"><text:s text:c="4"/>5.e Say aloud if you would add any feature to the current display</text:span></text:p>
      <text:p text:style-name="P1"><text:span text:style-name="T1">6 Explore the Heat map, Box Plot and Polar Plot tabs.</text:span></text:p>
      <text:p text:style-name="P1"><text:span text:style-name="T1"><text:s text:c="4"/>6.a Select an environmental variable from the inputs provided</text:span></text:p>
      <text:p text:style-name="P1"><text:span text:style-name="T1"><text:s text:c="4"/>6.b Please explain aloud the usefulness and clarity of each plot</text:span></text:p>
      <text:p text:style-name="P1"><text:span text:style-name="T1"><text:s text:c="4"/><text:tab/>Heat map:</text:span></text:p>
      <text:p text:style-name="P1"><text:span text:style-name="T1"><text:s text:c="4"/><text:tab/><text:tab/>Okay I will look at PM10.</text:span></text:p>
      <text:p text:style-name="P1"><text:span text:style-name="T1"><text:s text:c="4"/><text:tab/><text:tab/>Oh wow, these are nice plots.</text:span></text:p>
      <text:p text:style-name="P1"><text:span text:style-name="T1"><text:s text:c="4"/><text:tab/><text:tab/>So this is a PM10 heat map where the low values are yellow going up to blue, which is high.</text:span></text:p>
      <text:p text:style-name="P1"><text:span text:style-name="T1"><text:s text:c="4"/><text:tab/><text:tab/>Relative time from the event would be the lagged period. so you can see for the events: event-147, that around day 45 you would have high values of PM10; and for the event-347 it is towards days 20, 25 and 28 you see how high values of PM10. </text:span></text:p>
      <text:p text:style-name="P1"><text:span text:style-name="T1"><text:s text:c="4"/><text:tab/><text:tab/>Okay this is very cool.</text:span></text:p>
      <text:p text:style-name="P1"><text:span text:style-name="T1"><text:s text:c="4"/><text:tab/>Box plot:</text:span></text:p>
      <text:p text:style-name="P1"><text:span text:style-name="T1"><text:s text:c="4"/><text:tab/><text:tab/>The X-axis </text:span>represents<text:span text:style-name="T1"> the concentration of the PM10 and the Y-axis the events.</text:span></text:p>
      <text:p text:style-name="P1"><text:span text:style-name="T1"><text:s text:c="4"/><text:tab/><text:tab/>We got the median, the top and bottom as maximum and minimum. This has slightly higher values of PM10 compared to that one, that is cool.</text:span></text:p>
      <text:p text:style-name="P1"><text:span text:style-name="T1"><text:s text:c="4"/><text:tab/>Polar plot:</text:span></text:p>
      <text:p text:style-name="P1"><text:span text:style-name="T1"><text:s text:c="4"/><text:tab/><text:tab/>Oh nice.</text:span></text:p>
      <text:p text:style-name="P1"><text:span text:style-name="T1"><text:s text:c="4"/><text:tab/><text:tab/>So we will look at wind speed and PM10 and wind direction. You can see that PM10 was higher when coming from the north-east and south-east. So generally towards the east there are high levels.</text:span></text:p>
      <text:p text:style-name="P1"><text:span text:style-name="T1"><text:s text:c="4"/><text:tab/><text:tab/>The polar </text:span>plot<text:span text:style-name="T1"> shows the wind speed at different ranges.</text:span></text:p>
      <text:p text:style-name="P1"><text:span text:style-name="T1"><text:s text:c="4"/><text:tab/><text:tab/>Okay, that's cool. I get some sense of geographical pattern in PM10 exposure.</text:span></text:p>
      <text:p text:style-name="P1"><text:span text:style-name="T1"><text:tab/><text:tab/>Yeah this is great. I like this one and the heat map specially because it shows you from the time of the event the pattern in pollution levels.</text:span></text:p>
      <text:p text:style-name="P1"><text:span text:style-name="T1"><text:tab/><text:tab/>Yeah, so the heat map is really useful it shows the pattern, averaged for the time period selected and lagged days. The events that happen during this time you can see that there is a sort of lagged, increased levels of air pollution, prior to the events, which is quite informative itself.</text:span></text:p>
      <text:p text:style-name="P1"><text:span text:style-name="T1"><text:tab/><text:tab/>The polar </text:span>plot gives<text:span text:style-name="T1"> you the patter I guess by direction, which is quite useful. I really like this plot.</text:span></text:p>
      <text:p text:style-name="P1"><text:soft-page-break/><text:span text:style-name="T1"><text:s text:c="4"/>6.c Say aloud if you would add any more visualizations to the current ones</text:span></text:p>
      <text:p text:style-name="P1"><text:span text:style-name="T1"><text:s text:c="4"/><text:tab/>I don't have any</text:span></text:p>
      <text:p text:style-name="P1"><text:span text:style-name="T1">7 Submit one more query with different input options from the ones used before.</text:span></text:p>
      <text:p text:style-name="P1"><text:span text:style-name="T1"><text:tab/>Okay I will go and make another query.</text:span></text:p>
      <text:p text:style-name="P1"><text:span text:style-name="T1"><text:tab/>Still Ireland, I might go for no events in Cork. I will choose about 60 days, is this a bit much?</text:span></text:p>
      <text:p text:style-name="P1"><text:span text:style-name="T1"><text:tab/>MODERATOR: Yes</text:span></text:p>
      <text:p text:style-name="P1"><text:span text:style-name="T1"><text:tab/>OK, I will go for 30 days with a lag period of 30 days.</text:span></text:p>
      <text:p text:style-name="P1"><text:span text:style-name="T1"><text:tab/>OK, I will </text:span>check the data<text:span text:style-name="T1"> available.</text:span></text:p>
      <text:p text:style-name="P1"><text:span text:style-name="T1"><text:tab/>MODERATOR: I think this is going to be too much as there are many events for these input options. If we could choose another time window, that would be great because there are currently 25 events.</text:span></text:p>
      <text:p text:style-name="P1"><text:span text:style-name="T1"><text:tab/>I can go let's say for this one, and reduce to 20 days the length and the lag.</text:span></text:p>
      <text:p text:style-name="P1"><text:span text:style-name="T1"><text:tab/>MODERATOR: Okay, great thanks. Very few environmental data sets but for this experiment it's fine.</text:span></text:p>
      <text:p text:style-name="P1"><text:span text:style-name="T1"><text:tab/>Mmmm maybe I choose something else, any advice?</text:span></text:p>
      <text:p text:style-name="P1"><text:span text:style-name="T1"><text:tab/>MODERATOR: Try Wexford as it has few events but enough environmental data.</text:span></text:p>
      <text:p text:style-name="P1"><text:span text:style-name="T1"><text:tab/>Okay, yeah this is fine.</text:span></text:p>
      <text:p text:style-name="P1"><text:span text:style-name="T1"><text:tab/>Should I choose days or months? I will stick to days because it is easier to compare.</text:span></text:p>
      <text:p text:style-name="P1"><text:span text:style-name="T1"><text:tab/>Oh nice, okay.</text:span></text:p>
      <text:p text:style-name="P1"><text:span text:style-name="T1"><text:tab/>Same thing but this time we have Q1 and Q2, which are query 1 and query 2.</text:span></text:p>
      <text:p text:style-name="P1"><text:span text:style-name="T1"><text:tab/>(The participant reads the data provenance table for Q2)</text:span></text:p>
      <text:p text:style-name="P1"><text:span text:style-name="T1"><text:tab/>(The participant reads the data table for Q2)</text:span></text:p>
      <text:p text:style-name="P1"><text:span text:style-name="T1"><text:tab/>Now I have some data for NO2.</text:span></text:p>
      <text:p text:style-name="P1"><text:span text:style-name="T1"><text:s text:c="4"/>7.a Answer aloud the following questions:</text:span></text:p>
      <text:p text:style-name="P1"><text:soft-page-break/><text:span text:style-name="T1"><text:s text:c="8"/>a.i Which individual event uses the most data sets between Q1 and Q2?</text:span></text:p>
      <text:p text:style-name="P1"><text:span text:style-name="T1"><text:s text:c="8"/><text:tab/>(The participant does not complete the sub task)</text:span></text:p>
      <text:p text:style-name="P1"><text:span text:style-name="T1"><text:s text:c="8"/>a.ii Do both data sets (Q1 and Q2) have the same license?</text:span></text:p>
      <text:p text:style-name="P1"><text:span text:style-name="T1"><text:s text:c="8"/><text:tab/>(The participant does not complete the sub task)</text:span></text:p>
      <text:p text:style-name="P1"><text:span text:style-name="T1"><text:s text:c="8"/>a.iii Which of the data tables (Q1 and Q2) seem to have more extreme values (i.e., more colored cell backgrounds)?</text:span></text:p>
      <text:p text:style-name="P1"><text:span text:style-name="T1"><text:s text:c="8"/><text:tab/>(The participant does not complete the sub task)</text:span></text:p>
      <text:p text:style-name="P1"><text:span text:style-name="T1"><text:s text:c="4"/>7.b Choose one of the following plots from Heat map, Box Plot and Polar Plot tabs and compare aloud Q1 and Q2 plots.</text:span></text:p>
      <text:p text:style-name="P1"><text:span text:style-name="T1"><text:s text:c="4"/><text:tab/>Let's check the heat map for PM2.5 ... Oh it is not working.</text:span></text:p>
      <text:p text:style-name="P1"><text:span text:style-name="T1"><text:tab/><text:tab/>MODERATOR: Maybe try another variable </text:span>while<text:span text:style-name="T1"> I check if there is </text:span>an issue<text:span text:style-name="T1">. Try temperature please</text:span></text:p>
      <text:p text:style-name="P1"><text:span text:style-name="T1"><text:tab/><text:tab/>Oh yeah that's nice, don't worry. I can also </text:span>compare the temperature<text:span text:style-name="T1"> </text:span>from<text:span text:style-name="T1"> the previous query.</text:span></text:p>
      <text:p text:style-name="P1"><text:span text:style-name="T1"><text:tab/><text:tab/>So we got from the time of the event going back 20 days for that lag. These are events with a period of lower temperatures just the day before the diagnosis date but for the event. The 10th and 15th </text:span>days<text:span text:style-name="T1"> are also </text:span>periods<text:span text:style-name="T1"> with low temperatures, that's the main </text:span>takeaway<text:span text:style-name="T1">.</text:span></text:p>
      <text:p text:style-name="P1"><text:span text:style-name="T1"><text:tab/><text:tab/>I will check the box plot for temperature.</text:span></text:p>
      <text:p text:style-name="P1"><text:span text:style-name="T1"><text:tab/><text:tab/>Lower temperatures for these two and higher temperatures for those others.</text:span></text:p>
      <text:p text:style-name="P1"><text:span text:style-name="T1"><text:tab/><text:tab/>Polar plot. More events coming from the south-east okay.</text:span></text:p>
      <text:p text:style-name="P1"><text:span text:style-name="T1"><text:tab/><text:tab/>So if I compare this to the previous one ... Okay you can definitely see some differences between Wexford and Dublin for the selected events.</text:span></text:p>
      <text:p text:style-name="P1"><text:span text:style-name="T1"><text:tab/><text:tab/>(The participant reads the task again)</text:span></text:p>
      <text:p text:style-name="P1"><text:span text:style-name="T1"><text:s text:c="4"/>7.c Say aloud if you would add any other feature to help you comprehend better the data at this point</text:span></text:p>
      <text:p text:style-name="P1"><text:span text:style-name="T1"><text:s text:c="4"/><text:tab/>Yeah, I think this does the job. I would not add anything. Maybe ... I'm just thinking, a summary table ... Yeah actually the heat map and box plots do show you from an exploratory point of view. I don't know if this would be an extra or too much of an extra feature if you were to get a median or mean value at the time of the event. Yeah just median or mean at the time of the event with some of the summary of the polar plot.</text:span></text:p>
      <text:p text:style-name="P1"><text:span text:style-name="T1"><text:s text:c="4"/><text:tab/>So that is just my comment. You get an overall raw data, then you can explore a summary, and explore the summary through a heat map and box plot, and then yeah. I don't know if an extra summary table is necessary but I think this is good enough. It gives you an idea of the data you queried.</text:span></text:p>
      <text:p text:style-name="P1"><text:span text:style-name="T1">8 Export/download the metadata and data from the first query (Q1)</text:span></text:p>
      <text:p text:style-name="P1"><text:span text:style-name="T1"><text:tab/>Okay so where is the export.</text:span></text:p>
      <text:p text:style-name="P1"><text:soft-page-break/><text:span text:style-name="T1"><text:tab/>(The participant reads the task again)</text:span></text:p>
      <text:p text:style-name="P1"><text:span text:style-name="T1"><text:tab/>Okay, so in the first query.</text:span></text:p>
      <text:p text:style-name="P1"><text:span text:style-name="T1"><text:s text:c="4"/>8.a FAIR data and metadata</text:span></text:p>
      <text:p text:style-name="P1"><text:span text:style-name="T1"><text:s text:c="4"/><text:tab/>Yeah I can download the FAIR metadata and data, this is very cool.</text:span></text:p>
      <text:p text:style-name="P1"><text:span text:style-name="T1"><text:s text:c="4"/>8.b Data provenance and Data table as CSV files</text:span></text:p>
      <text:p text:style-name="P1"><text:span text:style-name="T1"><text:s text:c="4"/><text:tab/>Okay.</text:span></text:p>
      <text:p text:style-name="P1"><text:span text:style-name="T1"><text:s text:c="4"/>8.c Export all data tables at once in the ‘Download All’ tab in the left panel</text:span></text:p>
      <text:p text:style-name="P1"><text:span text:style-name="T1"><text:s text:c="4"/><text:tab/>So, I am on 8.c.</text:span></text:p>
      <text:p text:style-name="P1"><text:span text:style-name="T1"><text:s text:c="4"/><text:tab/>(The participant reads the sub task again)</text:span></text:p>
      <text:p text:style-name="P1"><text:span text:style-name="T1"><text:s text:c="4"/><text:tab/>Oh okay in the left panel.</text:span></text:p>
      <text:p text:style-name="P1"><text:span text:style-name="T1"><text:s text:c="4"/><text:tab/>Can I </text:span>quickly download<text:span text:style-name="T1"> all files?</text:span></text:p>
      <text:p text:style-name="P1"><text:span text:style-name="T1"><text:s text:c="4"/><text:tab/>MODERATOR: Yes, absolutely. <text:tab/></text:span></text:p>
      <text:p text:style-name="P1"><text:span text:style-name="T1"><text:s text:c="4"/>8.d Say aloud whether such event-environmental linked data and metadata would be useful and re-usable as input for environmental research</text:span></text:p>
      <text:p text:style-name="P1"><text:span text:style-name="T1"><text:s text:c="8"/>Oh that is great. Nice. <text:s/></text:span></text:p>
      <text:p text:style-name="P1"><text:span text:style-name="T1"><text:s text:c="8"/>Okay ... I think I am done. I think when you download the data sets. <text:s/><text:tab/></text:span></text:p>
      <text:p text:style-name="P1"><text:span text:style-name="T1">9 Finally, could you summarize verbally your </text:span>overall experience<text:span text:style-name="T1"> in completing these tasks using the SERDIF dashboard?</text:span></text:p>
      <text:p text:style-name="P1"><text:span text:style-name="T1"><text:tab/>Should I give my overall view while screen sharing or can I switch it off?</text:span></text:p>
      <text:p text:style-name="P1"><text:span text:style-name="T1"><text:tab/>MODERATOR: As you want.</text:span></text:p>
      <text:p text:style-name="P1"><text:span text:style-name="T1"><text:tab/>I will just switch it off then.</text:span></text:p>
      <text:p text:style-name="P1"><text:span text:style-name="T1"><text:tab/>I'm sorry I took a while, as I was trying to familiarize myself much with it but I noticed ...</text:span></text:p>
      <text:p text:style-name="P1"><text:span text:style-name="T1"><text:tab/>So for the first part, the home page is perfectly fine giving you a brief summary of how the platform works, a link of the methodology of which I think should be something about how semantic data integration framework just some basics. It could be a link </text:span>to GitHub<text:span text:style-name="T1"> that gives a quick summary or a Wikipedia page.</text:span></text:p>
      <text:p text:style-name="P1"><text:soft-page-break/><text:span text:style-name="T1"><text:tab/>Then, the knowledge </text:span>graph is just<text:span text:style-name="T1"> a simple definition. The rest is quite </text:span>straightforward<text:span text:style-name="T1">.</text:span></text:p>
      <text:p text:style-name="P1"><text:span text:style-name="T1"><text:tab/>The query part is really, quite self explanatory, with the case study. So I don't know if events ... Maybe under each case study there should </text:span>be a<text:span text:style-name="T1"> </text:span>description of the<text:span text:style-name="T1"> kind of things describing what kind of events are related to. For example, </text:span>this is an example<text:span text:style-name="T1"> </text:span>for an event<text:span text:style-name="T1"> in Ireland from this registry, and some link describing the study or how the events were recorded. But yeah, just a basic link.</text:span></text:p>
      <text:p text:style-name="P1"><text:span text:style-name="T1"><text:tab/>The description of the </text:span>events was<text:span text:style-name="T1"> quite useful as you know what </text:span>you are<text:span text:style-name="T1"> clicking into.</text:span></text:p>
      <text:p text:style-name="P1"><text:span text:style-name="T1"><text:tab/>Then, the location is quite straightforward.</text:span></text:p>
      <text:p text:style-name="P1"><text:span text:style-name="T1"><text:tab/>The time window, as I said, </text:span>is<text:span text:style-name="T1"> difficult but yeah if you can split it for a year or months, but this could complicate things.</text:span></text:p>
      <text:p text:style-name="P1"><text:span text:style-name="T1"><text:tab/>The time window lag and time unit are also pretty straightforward.</text:span></text:p>
      <text:p text:style-name="P1"><text:span text:style-name="T1"><text:tab/>Once you have the query, which is quite nice. Then it gives you a summary of what you have asked for.</text:span></text:p>
      <text:p text:style-name="P1"><text:span text:style-name="T1"><text:tab/>The one thing about the event was that I know get it but it was given a random number that is almost a random date that you got and it shows you the data sets used. I mean, I guess for some people it would have been helpful to have a simple let's say European data set or Copernicus or something (referring to the filename). It took me a while to understand the data sets that were being used, without going down to all these tabs.</text:span></text:p>
      <text:p text:style-name="P1"><text:span text:style-name="T1"><text:tab/>Data provenance, data lineage ... so I don't know if it was </text:span>me that<text:span text:style-name="T1"> I did not read the instructions properly, but it took me a while to kind of figure out the first thing you want to know. So the identification risk and where it comes from, if it is licensed. I wonder if there could be a simplified summary of this information because the curiosity is reading what you are interested in without getting lost in it. </text:span>Some<text:span text:style-name="T1"> would apply for the other tabs.</text:span></text:p>
      <text:p text:style-name="P1"><text:span text:style-name="T1"><text:tab/>The rest is really great. Once you download the data, which is the main goal for somebody like me, when you already know the variables or exposures you are interested in environmental data. Then, you want to be able to say I am interested in events that happened in this period and I would like to you know include people from Dublin, Cork and all these places. Then, I would like to know about people that </text:span>were<text:span text:style-name="T1"> diagnosed during this </text:span>period and what<text:span text:style-name="T1"> was the air pollution exposure from the time of the event going back. Which is really great, you have already achieved this specially with the summary in the heat map side of things. This is a really great summary on the type of data that </text:span>you are going<text:span text:style-name="T1"> to be getting. The box plots are sort of general, you can always generate them yourself with the downloaded data. But the polar plot was something I </text:span>thought was<text:span text:style-name="T1"> interesting, which you will be able to plot but it also gives you a visual summary.</text:span></text:p>
      <text:p text:style-name="P1"><text:span text:style-name="T1"><text:tab/>I found the heat map and polar plot useful </text:span>and the box<text:span text:style-name="T1"> plot was okay.</text:span></text:p>
      <text:p text:style-name="P1"><text:span text:style-name="T1"><text:tab/>Once you have exported the data, I like the format, which is that you have an event which is referring to a particular person. For the date time, I would only keep the date and not the time because it takes away from wanting to pick up the information as easily as possible.</text:span></text:p>
      <text:p text:style-name="P1"><text:span text:style-name="T1"><text:tab/>What is not clear is that when you download the data is maybe a column saying ... </text:span>Well<text:span text:style-name="T1"> I am looking a t Q2 that I have downloaded that has the event-32 and it was the first date that is the 19-10-2014 and then the dates go forward. Yeah so they go from October until November but you are not sure if those are lagged. So you are not sure when the event had happened. In my case, I was expecting something like October going back to September. But in this case it is probably that the event happened in November going back to October. So maybe a column with the lag that corresponds to the date as in the heat map. I think this would complete the lay out of the export.</text:span></text:p>
      <text:p text:style-name="P1"><text:span text:style-name="T1"><text:tab/>This is </text:span>really something<text:span text:style-name="T1"> I appreciate, like somebody like me who has spent some months figuring out the data linkage in R and all </text:span>these<text:span text:style-name="T1"> things. let's say I was able to get my data into the platform, this would </text:span>save<text:span text:style-name="T1"> people so much time. I had to do weather and pollution linkage separately. Then, I limited myself to a certain number of air pollutants, which in this case you can expand the number of pollutants. </text:span></text:p>
      <text:p text:style-name="P1"><text:span text:style-name="T1"><text:tab/>So besides what I am saying about small formatting issues, which you can never get perfectly; this is really quite useful for researchers in the field to be able to have some automated process that just allows you. Like if we had all the money in the world and time and space this would be gold!</text:span></text:p>
      <text:p text:style-name="P1"><text:span text:style-name="T1"><text:tab/>So that is my feedback, this is a cool platform.</text:span></text:p>
      <text:p text:style-name="P1"><text:span text:style-name="T1"><text:tab/></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226" meta:word-count="4008" meta:character-count="22478" meta:non-whitespace-character-count="17760"/>
    <meta:generator>LibreOfficeDev/6.0.5.2$Linux_X86_64 LibreOffice_project/</meta:generator>
  </office:meta>
</office:document-meta>
</file>